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49000000F0E077928093210E9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1aaf7" officeooo:paragraph-rsid="0001aaf7" style:font-name-asian="Open Sans2" style:font-weight-asian="normal" style:font-name-complex="Open Sans2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43a9b" style:font-name-asian="Open Sans2" style:font-weight-asian="normal" style:font-name-complex="Open Sans2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65a8d" style:font-name-asian="Open Sans2" style:font-weight-asian="normal" style:font-name-complex="Open Sans2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65a8d" officeooo:paragraph-rsid="00065a8d" style:font-name-asian="Open Sans2" style:font-weight-asian="normal" style:font-name-complex="Open Sans2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337ab" officeooo:paragraph-rsid="00043a9b" style:font-name-asian="Open Sans2" style:font-weight-asian="normal" style:font-name-complex="Open Sans2" style:font-weight-complex="normal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43a9b" officeooo:paragraph-rsid="00065a8d" style:font-name-asian="Open Sans2" style:font-weight-asian="normal" style:font-name-complex="Open Sans2" style:font-weight-complex="normal"/>
    </style:style>
    <style:style style:name="P12" style:family="paragraph" style:parent-style-name="Heading_20_1">
      <style:paragraph-properties fo:margin-top="0cm" fo:margin-bottom="0cm" loext:contextual-spacing="false"/>
    </style:style>
    <style:style style:name="P13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14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fo:font-weight="bold" officeooo:rsid="00010b6f" officeooo:paragraph-rsid="00010b6f" style:font-name-asian="Open Sans2" style:font-weight-asian="bold" style:font-name-complex="Open Sans2"/>
    </style:style>
    <style:style style:name="P15" style:family="paragraph" style:parent-style-name="Subtitle">
      <style:paragraph-properties fo:margin-top="0cm" fo:margin-bottom="0cm" loext:contextual-spacing="false" fo:text-align="center" style:justify-single-word="false"/>
      <style:text-properties style:font-name="Open Sans" fo:font-size="12pt" fo:font-style="italic" style:font-name-asian="Open Sans2" style:font-size-asian="12pt" style:font-style-asian="italic" style:font-name-complex="Open Sans2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7" style:family="paragraph" style:parent-style-name="Standard">
      <style:text-properties officeooo:rsid="00010b6f" officeooo:paragraph-rsid="00010b6f"/>
    </style:style>
    <style:style style:name="P18" style:family="paragraph" style:parent-style-name="Standard">
      <style:paragraph-properties fo:text-align="justify" style:justify-single-word="false"/>
      <style:text-properties officeooo:rsid="00010b6f" officeooo:paragraph-rsid="00010b6f"/>
    </style:style>
    <style:style style:name="P19" style:family="paragraph" style:parent-style-name="Standard">
      <style:paragraph-properties fo:text-align="justify" style:justify-single-word="false"/>
      <style:text-properties style:font-name="Open Sans1" officeooo:rsid="00055190" officeooo:paragraph-rsid="00010b6f"/>
    </style:style>
    <style:style style:name="P20" style:family="paragraph" style:parent-style-name="Standard">
      <style:text-properties style:font-name="Open Sans1" officeooo:rsid="00055190" officeooo:paragraph-rsid="00010b6f"/>
    </style:style>
    <style:style style:name="P21" style:family="paragraph" style:parent-style-name="Standard">
      <style:paragraph-properties fo:text-align="justify" style:justify-single-word="false"/>
      <style:text-properties style:font-name="Open Sans1" officeooo:rsid="00065a8d" officeooo:paragraph-rsid="00010b6f"/>
    </style:style>
    <style:style style:name="P22" style:family="paragraph" style:parent-style-name="Standard">
      <style:text-properties officeooo:rsid="000f0bec" officeooo:paragraph-rsid="000f0bec"/>
    </style:style>
    <style:style style:name="P23" style:family="paragraph" style:parent-style-name="Heading_20_1">
      <style:text-properties officeooo:rsid="00010b6f" officeooo:paragraph-rsid="00010b6f"/>
    </style:style>
    <style:style style:name="P24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25" style:family="paragraph" style:parent-style-name="Title" style:master-page-name="Standard">
      <style:paragraph-properties fo:margin-top="0cm" fo:margin-bottom="0cm" loext:contextual-spacing="false" fo:line-height="100%" style:page-number="1"/>
      <style:text-properties officeooo:paragraph-rsid="00010b6f"/>
    </style:style>
    <style:style style:name="T1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T2" style:family="text">
      <style:text-properties fo:color="#666666" style:font-name="Open Sans" fo:font-size="9pt" fo:font-weight="bold" officeooo:rsid="000d1af0" style:font-name-asian="Open Sans2" style:font-size-asian="9pt" style:font-weight-asian="bold" style:font-name-complex="Open Sans2" style:font-size-complex="9pt"/>
    </style:style>
    <style:style style:name="T3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T4" style:family="text">
      <style:text-properties fo:color="#666666" style:font-name="Open Sans" fo:font-size="9pt" officeooo:rsid="000d1af0" style:font-name-asian="Open Sans2" style:font-size-asian="9pt" style:font-name-complex="Open Sans2" style:font-size-complex="9pt"/>
    </style:style>
    <style:style style:name="T5" style:family="text">
      <style:text-properties officeooo:rsid="00010b6f"/>
    </style:style>
    <style:style style:name="T6" style:family="text">
      <style:text-properties officeooo:rsid="00043a9b"/>
    </style:style>
    <style:style style:name="T7" style:family="text">
      <style:text-properties style:font-name="Open Sans1" officeooo:rsid="00055190"/>
    </style:style>
    <style:style style:name="T8" style:family="text">
      <style:text-properties style:font-name="Open Sans1" officeooo:rsid="00065a8d"/>
    </style:style>
    <style:style style:name="T9" style:family="text">
      <style:text-properties style:font-name="Open Sans1" officeooo:rsid="0007715e"/>
    </style:style>
    <style:style style:name="T10" style:family="text">
      <style:text-properties style:font-name="Open Sans1" officeooo:rsid="0008cac3"/>
    </style:style>
    <style:style style:name="T11" style:family="text">
      <style:text-properties style:font-name="Open Sans1" officeooo:rsid="001059ae"/>
    </style:style>
    <style:style style:name="T12" style:family="text">
      <style:text-properties officeooo:rsid="000d1af0"/>
    </style:style>
    <style:style style:name="T13" style:family="text">
      <style:text-properties officeooo:rsid="000db8be"/>
    </style:style>
    <style:style style:name="T14" style:family="text">
      <style:text-properties officeooo:rsid="001059ae"/>
    </style:style>
    <style:style style:name="T15" style:family="text">
      <style:text-properties officeooo:rsid="001279bf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5">POA Projet C++ : CoffeePotControler</text:span></text:p>
      <text:p text:style-name="P15"><text:bookmark text:name="_1n6dbycapkjw"/>Informatique de Confiance : Cybersécurité du logiciel</text:p>
      <text:p text:style-name="P12"/>
      <text:p text:style-name="P1"/>
      <text:p text:style-name="P12"><text:bookmark text:name="_e27xqq90eo0g"/>Préambule</text:p>
      <text:p text:style-name="P4"><text:tab/><text:span text:style-name="T5">Dans le cadre du cours de « Programmation objet avancée » nous avons réalisé un projet en C++. Nous avons décidé d’implémenter un système pour allumer une cafetière à distance.</text:span></text:p>
      <text:p text:style-name="P4"/>
      <text:p text:style-name="P13"><text:bookmark text:name="_bvgh8fk488d9"/>Sujet</text:p>
      <text:p text:style-name="P5"><text:tab/>Le sujet est libre, il présente cependant un certains nombre de contraintes :</text:p>
      <text:list xml:id="list4271128693910108149" text:style-name="L1">
        <text:list-item>
          <text:p text:style-name="P24">Le projet doit être réalisé en C++</text:p>
        </text:list-item>
        <text:list-item>
          <text:p text:style-name="P24">Le projet doit contenir au moins 3 classes dont au moins une hérité<text:span text:style-name="T15">e</text:span> (pas d’une bibliothèque)</text:p>
        </text:list-item>
        <text:list-item>
          <text:p text:style-name="P24">Un opérateur de classe doit être surdéfini</text:p>
        </text:list-item>
        <text:list-item>
          <text:p text:style-name="P24">Des exceptions doivent être gérés</text:p>
        </text:list-item>
        <text:list-item>
          <text:p text:style-name="P24">Le projet doit utilisé un type de la STL</text:p>
        </text:list-item>
      </text:list>
      <text:p text:style-name="P5"/>
      <text:p text:style-name="P4"/>
      <text:p text:style-name="P14">Présentation du projet</text:p>
      <text:p text:style-name="P6"><text:tab/>Nous avons décidé de réalisé un système de gestion de cafetière en réseau. Nous nous sommes inspiré du RFC 2324 (<text:a xlink:type="simple" xlink:href="https://www.ietf.org/rfc/rfc2324.txt" text:style-name="Internet_20_link" text:visited-style-name="Visited_20_Internet_20_Link">https://www.ietf.org/rfc/rfc2324.txt</text:a>) qui défini le protocole HTCPCP.</text:p>
      <text:p text:style-name="P6"/>
      <text:p text:style-name="P7"><text:tab/>Nous avons donc implémenter un serveur ainsi qu’un client qui s’échange<text:span text:style-name="T6">nt</text:span> des « pseudo<text:span text:style-name="T6">s</text:span> » requête<text:span text:style-name="T6">s</text:span> HT<text:span text:style-name="T13">T</text:span>P interprétable<text:span text:style-name="T6">s</text:span> par un navigateur (nous avons seulement testé Chrome et Firefox). <text:span text:style-name="T12">Le client peut actionner la cafetière en ligne de commande.</text:span></text:p>
      <text:p text:style-name="P7"/>
      <text:p text:style-name="P10"><text:tab/>Nous pouvons <text:span text:style-name="T12">aussi</text:span> accéder à une adresse définie sur un navigateur web et accéder a une page HTML qui nous permet de démarrer et éteindre une cafetière.</text:p>
      <text:p text:style-name="P10"/>
      <text:p text:style-name="P8"><text:tab/><text:span text:style-name="T12">Un driver est implémenter contrôlant des servomoteurs qui allume et éteint la cafetière. Les servomoteurs sont actionné par un raspberry, nous avons donc build le projet directement sur celui-ci (nous n’avons pas fait de cross-</text:span></text:p>
      <text:p text:style-name="P11">compiling).</text:p>
      <text:p text:style-name="P8"/>
      <text:p text:style-name="P9"><text:tab/>Au niveau des contraintes qui étaient données, nous les avons toutes respectés, sauf <text:s/>la surdéfinition d’un opérateur de classe. Étant donné le nombre de librairie que nous avons utilisés, cela nous paraissais d’un intérêt très limité dans le cadre de notre projet.</text:p>
      <text:p text:style-name="P23"><text:soft-page-break/><text:span text:style-name="T14">Diagramme de c</text:span>lasses</text:p>
      <text:p text:style-name="P22"/>
      <text:p text:style-name="P23">Problèmes rencontrés</text:p>
      <text:p text:style-name="P18"><text:tab/><text:span text:style-name="T7">Le principal problème a été de définir l’architecture de notre projet. Ayant seulement une idée vague du projet lors de son lancement, il nous a par exemple été difficile de définir un diagramme de classe et de le respecté. </text:span></text:p>
      <text:p text:style-name="P19"/>
      <text:p text:style-name="P18"><text:span text:style-name="T7"><text:tab/>Nous avons aussi dû utilisé un certains nombres de </text:span><text:span text:style-name="T8">librairies</text:span><text:span text:style-name="T7"> (boost, wiringPi, etc.) pour simplifié nos développement : le langage C étant maintenant ancien </text:span><text:span text:style-name="T11">et disposant donc de nombreuses librairies</text:span><text:span text:style-name="T7">, il nous a paru pertinent de les utilis</text:span><text:span text:style-name="T8">er</text:span><text:span text:style-name="T7"> et éviter de devoir </text:span><text:span text:style-name="T8">ré-implémenter des classes qui existent déjà.</text:span></text:p>
      <text:p text:style-name="P21"/>
      <text:p text:style-name="P18"><text:span text:style-name="T8"><text:tab/>Le</text:span><text:span text:style-name="T9">s derniers problèmes </text:span><text:span text:style-name="T10">n’ont rien à voir avec la programmation mais </text:span><text:span text:style-name="T9">sont d’ordre mécaniques : nous avons du faire un peu de bricolage avec les servomoteurs, certains ne fonctionnaient pas, ou qu’a moitié </text:span><text:span text:style-name="T10">et il nous a été difficile d’actionner l’interrupteur de notre cafetière avec ces derniers.</text:span></text:p>
      <text:p text:style-name="P20"/>
      <text:p text:style-name="P23">Conclusion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text-align="justify" style:justify-single-word="false" fo:keep-together="always" fo:keep-with-next="always"/>
      <style:text-properties style:font-name="Open Sans" fo:font-family="'Open Sans'" style:font-family-generic="roman" style:font-pitch="variable" fo:font-size="14pt" fo:font-weight="bold" style:font-name-asian="Open Sans2" style:font-family-asian="'Open Sans'" style:font-family-generic-asian="system" style:font-pitch-asian="variable" style:font-size-asian="14pt" style:font-weight-asian="bold" style:font-name-complex="Open Sans2" style:font-family-complex="'Ope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Open Sans" fo:font-family="'Open Sans'" style:font-family-generic="roman" style:font-pitch="variable" fo:font-size="22pt" fo:font-weight="bold" style:font-name-asian="Open Sans2" style:font-family-asian="'Open Sans'" style:font-family-generic-asian="system" style:font-pitch-asian="variable" style:font-size-asian="22pt" style:font-weight-asian="bold" style:font-name-complex="Open Sans2" style:font-family-complex="'Open Sans'" style:font-family-generic-complex="system" style:font-pitch-complex="variable" style:font-size-complex="22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pen Sans" fo:font-family="'Open San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Open Sans" fo:font-family="'Open Sans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Open Sans" fo:font-family="'Open Sans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Open Sans" fo:font-family="'Open Sans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Open Sans" fo:font-family="'Open Sans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875cm" fo:margin-left="-0.206cm" fo:margin-top="0cm" fo:margin-bottom="0cm" table:align="left"/>
    </style:style>
    <style:style style:name="Tableau1.A" style:family="table-column">
      <style:table-column-properties style:column-width="11.322cm"/>
    </style:style>
    <style:style style:name="Tableau1.B" style:family="table-column">
      <style:table-column-properties style:column-width="4.553cm"/>
    </style:style>
    <style:style style:name="Tableau1.1" style:family="table-row">
      <style:table-row-properties style:min-row-height="0.882cm" fo:keep-together="auto"/>
    </style:style>
    <style:style style:name="Tableau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MP3" style:family="paragraph" style:parent-style-name="Standard">
      <style:paragraph-properties fo:margin-top="0cm" fo:margin-bottom="0cm" loext:contextual-spacing="false"/>
    </style:style>
    <style:style style:name="M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MT1" style:family="text">
      <style:text-properties fo:color="#666666" style:font-name="Open Sans" fo:font-size="9pt" fo:font-weight="bold" officeooo:rsid="000d1af0" style:font-name-asian="Open Sans2" style:font-size-asian="9pt" style:font-weight-asian="bold" style:font-name-complex="Open Sans2" style:font-size-complex="9pt"/>
    </style:style>
    <style:style style:name="MT2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MT3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MT4" style:family="text">
      <style:text-properties fo:color="#666666" style:font-name="Open Sans" fo:font-size="9pt" officeooo:rsid="000d1af0" style:font-name-asian="Open Sans2" style:font-size-asian="9pt" style:font-name-complex="Open Sans2" style:font-size-complex="9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13.044cm" svg:y="-0.053cm" svg:width="3.664cm" svg:height="1.496cm" draw:z-index="1"><draw:image xlink:href="Pictures/1000000000000249000000F0E077928093210E9D.jpg" xlink:type="simple" xlink:show="embed" xlink:actuate="onLoad"/></draw:frame></text:p>
      </style:header>
      <style:footer>
        <text:p text:style-name="MP2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3"><text:span text:style-name="MT1">Projet C++</text:span><text:span text:style-name="MT2"> </text:span><text:span text:style-name="MT3">- </text:span><text:span text:style-name="MT4">Matthieu Jan &amp; Félix Bezançon</text:span></text:p>
            </table:table-cell>
            <table:table-cell table:style-name="Tableau1.A1" office:value-type="string">
              <text:p text:style-name="MP4"><text:span text:style-name="MT3">Page </text:span><text:span text:style-name="MT3"><text:page-number text:select-page="current">2</text:page-number></text:span><text:span text:style-name="MT3">/</text:span><text:span text:style-name="MT3"><text:page-count>2</text:page-count></text:span><text:span text:style-name="MT3"> 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9T13:34:13.322405213</dc:date>
    <meta:editing-duration>PT50M50S</meta:editing-duration>
    <meta:editing-cycles>7</meta:editing-cycles>
    <meta:document-statistic meta:table-count="1" meta:image-count="1" meta:object-count="0" meta:page-count="2" meta:paragraph-count="26" meta:word-count="428" meta:character-count="2643" meta:non-whitespace-character-count="2233"/>
  </office:meta>
</office:document-meta>
</file>